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5.24cm" fo:margin-left="-0.191cm" fo:margin-top="0cm" fo:margin-bottom="0cm" table:align="left" style:writing-mode="lr-tb"/>
    </style:style>
    <style:style style:name="Table1.A" style:family="table-column">
      <style:table-column-properties style:column-width="7.6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Title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inri Vault Retrieval API Spec</text:p>
      <text:p text:style-name="Standard">This document defines the Vault Card Retrieval API for the Kinri system. It provides an endpoint for fetching emotionally intelligent, context-aware micro-reflection cards (Vault Cards) based on user inputs or inferred state.</text:p>
      <text:h text:style-name="Heading_20_1" text:outline-level="1"><text:s/>Endpoint: /getVaultCard</text:h>
      <text:p text:style-name="Standard">Method: POST</text:p>
      <text:p text:style-name="Standard">Description: Returns one or more best-matched Vault Cards based on user-provided tags.</text:p>
      <text:h text:style-name="Heading_20_2" text:outline-level="2"><text:s/>Request Payload</text:h>
      <text:p text:style-name="Standard">Clients may send either tag-based filters or raw text.</text:p>
      <text:p text:style-name="Standard">JSON example (tag-based request):</text:p>
      <text:p text:style-name="Standard">{<text:line-break/> <text:s/>"tags": {<text:line-break/> <text:s text:c="3"/>"emotion": [<text:line-break/> <text:s text:c="5"/>"shutdown"<text:line-break/> <text:s text:c="3"/>],<text:line-break/> <text:s text:c="3"/>"usage_mode": [<text:line-break/> <text:s text:c="5"/>"reflection"<text:line-break/> <text:s text:c="3"/>],<text:line-break/> <text:s text:c="3"/>"condition": [<text:line-break/> <text:s text:c="5"/>"CPTSD"<text:line-break/> <text:s text:c="3"/>]<text:line-break/> <text:s/>}<text:line-break/>}</text:p>
      <text:p text:style-name="Standard">Alternative input (semantic expansion in future):</text:p>
      <text:p text:style-name="Standard">{"text": "I feel numb and overwhelmed"}</text:p>
      <text:h text:style-name="Heading_20_2" text:outline-level="2"><text:s/>Response Payload</text:h>
      <text:p text:style-name="Standard">Returns the best match or top 1–3 results.</text:p>
      <text:p text:style-name="Standard">Example response:</text:p>
      <text:p text:style-name="Standard">{<text:line-break/> <text:s/>"intro": "Shutdown can feel like disconnecting from life itself. Here\u2019s something to reflect on.",<text:line-break/> <text:s/>"text": "Sometimes I feel like I’m behind glass...",<text:line-break/><text:soft-page-break/> <text:s/>"prompt": "What does the “glass” feel like in your body today?",<text:line-break/> <text:s/>"card_id": "cptsd_shutdown_01",<text:line-break/> <text:s/>"tags": {<text:line-break/> <text:s text:c="3"/>"emotion": [<text:line-break/> <text:s text:c="5"/>"shutdown"<text:line-break/> <text:s text:c="3"/>],<text:line-break/> <text:s text:c="3"/>"condition": [<text:line-break/> <text:s text:c="5"/>"CPTSD"<text:line-break/> <text:s text:c="3"/>],<text:line-break/> <text:s text:c="3"/>"usage_mode": [<text:line-break/> <text:s text:c="5"/>"reflection"<text:line-break/> <text:s text:c="3"/>],<text:line-break/> <text:s text:c="3"/>"narrative_type": [<text:line-break/> <text:s text:c="5"/>"metaphor"<text:line-break/> <text:s text:c="3"/>]<text:line-break/> <text:s/>}<text:line-break/>}</text:p>
      <text:h text:style-name="Heading_20_2" text:outline-level="2"><text:s/>Tag-Based Scoring (Default Retrieval Method)</text:h>
      <text:p text:style-name="Standard">If tags are provided, use the following score weights: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Tag Type</text:p>
          </table:table-cell>
          <table:table-cell table:style-name="Table1.A1" office:value-type="string">
            <text:p text:style-name="P1">Score Weight</text:p>
          </table:table-cell>
        </table:table-row>
        <table:table-row table:style-name="Table1.1">
          <table:table-cell table:style-name="Table1.A1" office:value-type="string">
            <text:p text:style-name="P1">emotion</text:p>
          </table:table-cell>
          <table:table-cell table:style-name="Table1.A1" office:value-type="string">
            <text:p text:style-name="P1">3</text:p>
          </table:table-cell>
        </table:table-row>
        <table:table-row table:style-name="Table1.1">
          <table:table-cell table:style-name="Table1.A1" office:value-type="string">
            <text:p text:style-name="P1">usage_mode</text:p>
          </table:table-cell>
          <table:table-cell table:style-name="Table1.A1" office:value-type="string">
            <text:p text:style-name="P1">2</text:p>
          </table:table-cell>
        </table:table-row>
        <table:table-row table:style-name="Table1.1">
          <table:table-cell table:style-name="Table1.A1" office:value-type="string">
            <text:p text:style-name="P1">condition</text:p>
          </table:table-cell>
          <table:table-cell table:style-name="Table1.A1" office:value-type="string">
            <text:p text:style-name="P1">1</text:p>
          </table:table-cell>
        </table:table-row>
        <table:table-row table:style-name="Table1.1">
          <table:table-cell table:style-name="Table1.A1" office:value-type="string">
            <text:p text:style-name="P1">narrative_type</text:p>
          </table:table-cell>
          <table:table-cell table:style-name="Table1.A1" office:value-type="string">
            <text:p text:style-name="P1">0.5</text:p>
          </table:table-cell>
        </table:table-row>
      </table:table>
      <text:p text:style-name="Standard">Cards are scored based on total tag match, and the highest scoring card(s) are returned.</text:p>
      <text:h text:style-name="Heading_20_2" text:outline-level="2"><text:s/>Future Upgrades</text:h>
      <text:p text:style-name="Standard">- Support for text-to-tag extraction (NLP)</text:p>
      <text:p text:style-name="Standard">- Semantic vector search fallback</text:p>
      <text:p text:style-name="Standard">- User personalization layer (mood history, preferenc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.353cm" loext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margin-top="0cm" fo:margin-bottom="0.353cm" loext:contextual-spacing="true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margin-top="0cm" fo:margin-bottom="0.353cm" loext:contextual-spacing="true" fo:text-indent="-0.635cm" style:auto-text-indent="false"/>
    </style:style>
    <style:style style:name="List_20_Bullet" style:display-name="List Bullet" style:family="paragraph" style:parent-style-name="Standard" style:default-outline-level="">
      <style:paragraph-properties fo:margin-top="0cm" fo:margin-bottom="0.353cm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cm" fo:margin-bottom="0.353cm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cm" fo:margin-bottom="0.353cm" loext:contextual-spacing="true"/>
    </style:style>
    <style:style style:name="List_20_Number" style:display-name="List Number" style:family="paragraph" style:parent-style-name="Standard" style:default-outline-level="">
      <style:paragraph-properties fo:margin-top="0cm" fo:margin-bottom="0.353cm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cm" fo:margin-bottom="0.353cm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cm" fo:margin-bottom="0.353cm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loext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loext:contextual-spacing="true" fo:text-indent="0cm" style:auto-text-indent="false"/>
    </style:style>
    <style:style style:name="macro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5-05-19T13:31:50.351000000</dc:date>
    <meta:editing-duration>PT1M1S</meta:editing-duration>
    <meta:generator>Neat_Office/6.2.8.2$Windows_x86 LibreOffice_project/</meta:generator>
    <meta:document-statistic meta:table-count="1" meta:image-count="0" meta:object-count="0" meta:page-count="2" meta:paragraph-count="32" meta:word-count="227" meta:character-count="1644" meta:non-whitespace-character-count="133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